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9381" officeooo:paragraph-rsid="00039381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gr1" style:family="graphic">
      <style:graphic-properties draw:stroke="none" draw:stroke-dash="Dash" svg:stroke-color="#000000" draw:marker-start="Arrowheads_20_1" draw:marker-end="" svg:stroke-linecap="butt" draw:fill="none" draw:fill-color="#ffffff" fo:min-height="0.3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dash" draw:stroke-dash="Dash" draw:marker-start="Arrowheads_20_1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stroke-dash="Dash" svg:stroke-color="#000000" draw:marker-start="" draw:marker-end="" svg:stroke-linecap="butt" draw:fill="none" draw:fill-color="#ffffff" fo:min-height="0.47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dash" draw:stroke-dash="Dash" draw:marker-start="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Dot" draw:marker-start="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marker-end="Arrowheads_20_1" draw:fill="none" draw:fill-color="#ffffff" fo:min-height="0.3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svg:stroke-color="#000000" draw:marker-end="Arrowheads_20_1" draw:fill="none" draw:fill-color="#ffffff" fo:min-height="0.42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dash" draw:stroke-dash="Dot" draw:marker-end="Arrowheads_20_1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marker-end="Arrowheads_20_1" draw:fill="none" draw:fill-color="#ffffff" fo:min-height="0.173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none" svg:stroke-color="#000000" draw:marker-end="Arrowheads_20_1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dash" draw:stroke-dash="Dot" svg:stroke-width="0.049cm" draw:marker-start-width="0.427cm" draw:marker-end="Arrowheads_20_1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-dash="Dot" draw:marker-end="Arrowheads_20_1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textarea-horizontal-align="justify" draw:textarea-vertical-align="middle" draw:auto-grow-height="false" fo:min-height="3.466cm" fo:min-width="0.3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textarea-horizontal-align="justify" draw:textarea-vertical-align="middle" draw:auto-grow-height="false" fo:min-height="6.932cm" fo:min-width="0.42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textarea-horizontal-align="justify" draw:textarea-vertical-align="middle" draw:auto-grow-height="false" fo:min-height="4.419cm" fo:min-width="0.3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marker-end="Arrowheads_20_1" draw:textarea-horizontal-align="justify" draw:textarea-vertical-align="middle" draw:auto-grow-height="false" fo:min-height="1.614cm" fo:min-width="0.503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2.196cm" fo:min-width="0.39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marker-end="Arrowheads_20_1" draw:textarea-horizontal-align="justify" draw:textarea-vertical-align="middle" draw:auto-grow-height="false" fo:min-height="11.959cm" fo:min-width="0.397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textarea-horizontal-align="justify" draw:textarea-vertical-align="middle" draw:auto-grow-height="false" fo:min-height="1.138cm" fo:min-width="3.625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draw:textarea-horizontal-align="justify" draw:textarea-vertical-align="middle" draw:auto-grow-height="false" fo:min-height="1.138cm" fo:min-width="3.06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draw:textarea-horizontal-align="justify" draw:textarea-vertical-align="middle" draw:auto-grow-height="false" fo:min-height="1.058cm" fo:min-width="3.307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1.058cm" fo:min-width="2.646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draw:textarea-horizontal-align="justify" draw:textarea-vertical-align="middle" draw:auto-grow-height="false" fo:min-height="1.138cm" fo:min-width="3.28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24" svg:width="3.282cm" svg:height="1.138cm" svg:x="-1.554cm" svg:y="1.706cm"><text:p text:style-name="P2">PEER- <text:s/>A</text:p><draw:enhanced-geometry svg:viewBox="0 0 21600 21600" draw:type="rectangle" draw:enhanced-path="M 0 0 L 21600 0 21600 21600 0 21600 0 0 Z N"/></draw:custom-shape><draw:custom-shape text:anchor-type="paragraph" draw:z-index="1" draw:name="Shape 2" draw:style-name="gr23" draw:text-style-name="P2" svg:width="2.647cm" svg:height="1.059cm" svg:x="2.626cm" svg:y="1.706cm"><text:p text:style-name="P2">STUN</text:p><draw:enhanced-geometry svg:viewBox="0 0 21600 21600" draw:type="rectangle" draw:enhanced-path="M 0 0 L 21600 0 21600 21600 0 21600 0 0 Z N"/></draw:custom-shape><draw:custom-shape text:anchor-type="paragraph" draw:z-index="3" draw:name="Shape 4" draw:style-name="gr21" svg:width="3.07cm" svg:height="1.138cm" svg:x="15.644cm" svg:y="1.679cm"><text:p text:style-name="P2">PEER-B</text:p><draw:enhanced-geometry svg:viewBox="0 0 21600 21600" draw:type="rectangle" draw:enhanced-path="M 0 0 L 21600 0 21600 21600 0 21600 0 0 Z N"/></draw:custom-shape><draw:custom-shape text:anchor-type="paragraph" draw:z-index="2" draw:name="Shape 3" draw:style-name="gr22" draw:text-style-name="P2" svg:width="3.308cm" svg:height="1.059cm" svg:x="6.119cm" svg:y="1.732cm"><text:p text:style-name="P2">TURN</text:p><draw:enhanced-geometry svg:viewBox="0 0 21600 21600" draw:type="rectangle" draw:enhanced-path="M 0 0 L 21600 0 21600 21600 0 21600 0 0 Z N"/></draw:custom-shape><draw:custom-shape text:anchor-type="paragraph" draw:z-index="4" draw:name="Shape 5" draw:style-name="gr20" svg:width="3.626cm" svg:height="1.138cm" svg:x="10.22cm" svg:y="1.706cm"><text:p text:style-name="P2">Signal Channel</text:p><draw:enhanced-geometry svg:viewBox="0 0 21600 21600" draw:type="rectangle" draw:enhanced-path="M 0 0 L 21600 0 21600 21600 0 21600 0 0 Z N"/></draw:custom-shape><draw:custom-shape text:anchor-type="paragraph" draw:z-index="5" draw:name="Shape 6" draw:style-name="gr19" svg:width="0.398cm" svg:height="11.96cm" svg:x="0.245cm" svg:y="3.664cm"><text:p/><draw:enhanced-geometry svg:viewBox="0 0 21600 21600" draw:type="rectangle" draw:enhanced-path="M 0 0 L 21600 0 21600 21600 0 21600 0 0 Z N"/></draw:custom-shape><draw:custom-shape text:anchor-type="paragraph" draw:z-index="6" draw:name="Shape 7" draw:style-name="gr18" svg:width="0.398cm" svg:height="2.197cm" svg:x="3.87cm" svg:y="3.69cm"><text:p/><draw:enhanced-geometry svg:viewBox="0 0 21600 21600" draw:type="rectangle" draw:enhanced-path="M 0 0 L 21600 0 21600 21600 0 21600 0 0 Z N"/></draw:custom-shape><draw:custom-shape text:anchor-type="paragraph" draw:z-index="7" draw:name="Shape 8" draw:style-name="gr17" svg:width="0.503cm" svg:height="1.615cm" svg:x="7.495cm" svg:y="5.674cm"><text:p/><draw:enhanced-geometry svg:viewBox="0 0 21600 21600" draw:type="rectangle" draw:enhanced-path="M 0 0 L 21600 0 21600 21600 0 21600 0 0 Z N"/></draw:custom-shape><draw:custom-shape text:anchor-type="paragraph" draw:z-index="8" draw:name="Shape 9" draw:style-name="gr16" svg:width="0.371cm" svg:height="4.419cm" svg:x="12.019cm" svg:y="7.5cm"><text:p/><draw:enhanced-geometry svg:viewBox="0 0 21600 21600" draw:type="rectangle" draw:enhanced-path="M 0 0 L 21600 0 21600 21600 0 21600 0 0 Z N"/></draw:custom-shape><draw:custom-shape text:anchor-type="paragraph" draw:z-index="9" draw:name="Shape 10" draw:style-name="gr15" svg:width="0.424cm" svg:height="6.933cm" svg:x="16.835cm" svg:y="7.341cm"><text:p/><draw:enhanced-geometry svg:viewBox="0 0 21600 21600" draw:type="rectangle" draw:enhanced-path="M 0 0 L 21600 0 21600 21600 0 21600 0 0 Z N"/></draw:custom-shape><draw:line text:anchor-type="paragraph" draw:z-index="10" draw:name="Horizontal line 1" draw:style-name="gr14" draw:text-style-name="P2" svg:x1="0.669cm" svg:y1="4.272cm" svg:x2="3.87cm" svg:y2="4.272cm"><text:p/></draw:line><draw:line text:anchor-type="paragraph" draw:z-index="12" draw:name="Line 1" draw:style-name="gr14" draw:text-style-name="P5" svg:x1="0.669cm" svg:y1="8.162cm" svg:x2="12.02cm" svg:y2="8.162cm"><text:p/></draw:line><draw:line text:anchor-type="paragraph" draw:z-index="13" draw:name="Line 2" draw:style-name="gr14" draw:text-style-name="P5" svg:x1="12.39cm" svg:y1="8.188cm" svg:x2="16.835cm" svg:y2="8.188cm"><text:p/></draw:line><draw:line text:anchor-type="paragraph" draw:z-index="14" draw:name="Line 3" draw:style-name="gr8" draw:text-style-name="P2" svg:x1="16.835cm" svg:y1="9.352cm" svg:x2="12.39cm" svg:y2="9.352cm"><text:p/></draw:line><draw:line text:anchor-type="paragraph" draw:z-index="15" draw:name="Line 4" draw:style-name="gr8" draw:text-style-name="P2" svg:x1="12.02cm" svg:y1="9.326cm" svg:x2="0.669cm" svg:y2="9.326cm"><text:p/></draw:line><draw:line text:anchor-type="paragraph" draw:z-index="16" draw:name="Line 5" draw:style-name="gr14" draw:text-style-name="P2" svg:x1="0.669cm" svg:y1="10.622cm" svg:x2="12.02cm" svg:y2="10.622cm"><text:p/></draw:line><draw:line text:anchor-type="paragraph" draw:z-index="17" draw:name="Line 6" draw:style-name="gr14" draw:text-style-name="P2" svg:x1="12.39cm" svg:y1="10.675cm" svg:x2="16.835cm" svg:y2="10.675cm"><text:p/></draw:line><draw:line text:anchor-type="paragraph" draw:z-index="11" draw:name="Horizontal line 2" draw:style-name="gr14" draw:text-style-name="P2" svg:x1="0.669cm" svg:y1="6.892cm" svg:x2="7.495cm" svg:y2="6.892cm"><text:p/></draw:line><draw:custom-shape text:anchor-type="paragraph" draw:z-index="18" draw:name="Shape 11" draw:style-name="gr13" svg:width="0.371cm" svg:height="3.467cm" svg:x="3.791cm" svg:y="12.315cm"><text:p/><draw:enhanced-geometry svg:viewBox="0 0 21600 21600" draw:type="rectangle" draw:enhanced-path="M 0 0 L 21600 0 21600 21600 0 21600 0 0 Z N"/></draw:custom-shape><draw:line text:anchor-type="paragraph" draw:z-index="19" draw:name="Horizontal line 4" draw:style-name="gr8" draw:text-style-name="P2" svg:x1="16.834cm" svg:y1="12.765cm" svg:x2="4.187cm" svg:y2="12.765cm"><text:p/></draw:line><draw:line text:anchor-type="paragraph" draw:z-index="20" draw:name="Line 7" draw:style-name="gr12" draw:text-style-name="P2" svg:x1="4.187cm" svg:y1="13.956cm" svg:x2="16.834cm" svg:y2="13.956cm"><text:p/></draw:line><draw:line text:anchor-type="paragraph" draw:z-index="21" draw:name="Horizontal line 3" draw:style-name="gr11" draw:text-style-name="P2" svg:x1="3.87cm" svg:y1="4.96cm" svg:x2="0.536cm" svg:y2="4.96cm"><text:p/></draw:line><draw:frame text:anchor-type="paragraph" draw:z-index="22" draw:name="Text Frame 1" draw:style-name="gr6" draw:text-style-name="P3" svg:width="2.726cm" svg:height="0.489cm" svg:x="0.933cm" svg:y="3.784cm"><draw:text-box><text:p>Who am I?</text:p></draw:text-box></draw:frame><draw:frame text:anchor-type="paragraph" draw:z-index="23" draw:name="Text Frame 3" draw:style-name="gr10" draw:text-style-name="P3" svg:width="2.938cm" svg:height="0.489cm" svg:x="0.801cm" svg:y="4.471cm"><draw:text-box><text:p>Symmetric NAT</text:p></draw:text-box></draw:frame><draw:frame text:anchor-type="paragraph" draw:z-index="24" draw:name="Text Frame 4" draw:style-name="gr7" draw:text-style-name="P3" svg:width="5.742cm" svg:height="0.489cm" svg:x="1.277cm" svg:y="6.204cm"><draw:text-box><text:p text:style-name="P2">Channel Please?</text:p></draw:text-box></draw:frame><draw:frame text:anchor-type="paragraph" draw:z-index="25" draw:name="Text Frame 2" draw:style-name="gr7" draw:text-style-name="P3" svg:width="5.742cm" svg:height="0.489cm" svg:x="3.076cm" svg:y="7.474cm"><draw:text-box><text:p text:style-name="P2">Offer SDP</text:p></draw:text-box></draw:frame><draw:frame text:anchor-type="paragraph" draw:z-index="26" draw:name="Text Frame 5" draw:style-name="gr9" draw:text-style-name="P4" svg:width="4.869cm" svg:height="0.489cm" svg:x="12.39cm" svg:y="7.5cm"><draw:text-box><text:p text:style-name="P2">Offer SDP</text:p></draw:text-box></draw:frame><draw:frame text:anchor-type="paragraph" draw:z-index="27" draw:name="Text Frame 6" draw:style-name="gr7" draw:text-style-name="P3" svg:width="5.742cm" svg:height="0.489cm" svg:x="2.944cm" svg:y="8.837cm"><draw:text-box><text:p text:style-name="P2">Answer SDP</text:p></draw:text-box></draw:frame><draw:frame text:anchor-type="paragraph" draw:z-index="28" draw:name="Text Frame 7" draw:style-name="gr7" draw:text-style-name="P3" svg:width="5.742cm" svg:height="0.489cm" svg:x="11.516cm" svg:y="8.837cm"><draw:text-box><text:p text:style-name="P2">Answer SDP</text:p></draw:text-box></draw:frame><draw:frame text:anchor-type="paragraph" draw:z-index="29" draw:name="Text Frame 8" draw:style-name="gr7" draw:text-style-name="P3" svg:width="5.742cm" svg:height="0.489cm" svg:x="3.235cm" svg:y="9.975cm"><draw:text-box><text:p text:style-name="P2">ICE Candidate (A)</text:p></draw:text-box></draw:frame><draw:frame text:anchor-type="paragraph" draw:z-index="30" draw:name="Text Frame 9" draw:style-name="gr7" draw:text-style-name="P3" svg:width="5.742cm" svg:height="0.489cm" svg:x="11.516cm" svg:y="10.134cm"><draw:text-box><text:p text:style-name="P2">ICE Candidate (A)</text:p></draw:text-box></draw:frame><draw:line text:anchor-type="paragraph" draw:z-index="31" draw:name="Line 8" draw:style-name="gr8" draw:text-style-name="P2" svg:x1="12.02cm" svg:y1="11.495cm" svg:x2="0.669cm" svg:y2="11.521cm"><text:p/></draw:line><draw:line text:anchor-type="paragraph" draw:z-index="32" draw:name="Line 9" draw:style-name="gr8" draw:text-style-name="P2" svg:x1="16.835cm" svg:y1="11.495cm" svg:x2="12.39cm" svg:y2="11.495cm"><text:p/></draw:line><draw:frame text:anchor-type="paragraph" draw:z-index="33" draw:name="Text Frame 10" draw:style-name="gr7" draw:text-style-name="P3" svg:width="5.742cm" svg:height="0.489cm" svg:x="3.235cm" svg:y="10.742cm"><draw:text-box><text:p text:style-name="P2">ICE Candidate (B)</text:p></draw:text-box></draw:frame><draw:frame text:anchor-type="paragraph" draw:z-index="34" draw:name="Text Frame 11" draw:style-name="gr7" draw:text-style-name="P3" svg:width="5.742cm" svg:height="0.489cm" svg:x="11.516cm" svg:y="10.821cm"><draw:text-box><text:p text:style-name="P2">ICE Candidate (B)</text:p></draw:text-box></draw:frame><draw:frame text:anchor-type="paragraph" draw:z-index="35" draw:name="Text Frame 12" draw:style-name="gr6" draw:text-style-name="P3" svg:width="2.726cm" svg:height="0.489cm" svg:x="7.786cm" svg:y="12.118cm"><draw:text-box><text:p>Who am I?</text:p></draw:text-box></draw:frame><draw:line text:anchor-type="paragraph" draw:z-index="36" draw:name="Vertical line 1" draw:style-name="gr5" draw:text-style-name="P2" svg:x1="0.43cm" svg:y1="2.843cm" svg:x2="0.43cm" svg:y2="3.663cm"><text:p/></draw:line><draw:line text:anchor-type="paragraph" draw:z-index="37" draw:name="Vertical line 2" draw:style-name="gr4" draw:text-style-name="P2" svg:x1="0.457cm" svg:y1="11.972cm" svg:x2="0.457cm" svg:y2="14.988cm"><text:p/></draw:line><draw:line text:anchor-type="paragraph" draw:z-index="38" draw:name="Vertical line 3" draw:style-name="gr4" draw:text-style-name="P2" svg:x1="4.082cm" svg:y1="2.764cm" svg:x2="4.082cm" svg:y2="3.69cm"><text:p/></draw:line><draw:line text:anchor-type="paragraph" draw:z-index="39" draw:name="Line 10" draw:style-name="gr4" draw:text-style-name="P2" svg:x1="7.627cm" svg:y1="2.923cm" svg:x2="7.653cm" svg:y2="5.542cm"><text:p/></draw:line><draw:line text:anchor-type="paragraph" draw:z-index="40" draw:name="Vertical line 4" draw:style-name="gr4" draw:text-style-name="P2" svg:x1="4.029cm" svg:y1="5.886cm" svg:x2="4.029cm" svg:y2="12.315cm"><text:p/></draw:line><draw:line text:anchor-type="paragraph" draw:z-index="41" draw:name="Line 11" draw:style-name="gr4" draw:text-style-name="P2" svg:x1="4.029cm" svg:y1="14.194cm" svg:x2="4.055cm" svg:y2="15.279cm"><text:p/></draw:line><draw:line text:anchor-type="paragraph" draw:z-index="42" draw:name="Line 12" draw:style-name="gr4" draw:text-style-name="P2" svg:x1="7.759cm" svg:y1="7.288cm" svg:x2="7.785cm" svg:y2="15.384cm"><text:p/></draw:line><draw:line text:anchor-type="paragraph" draw:z-index="43" draw:name="Line 13" draw:style-name="gr4" draw:text-style-name="P2" svg:x1="12.099cm" svg:y1="2.843cm" svg:x2="12.311cm" svg:y2="15.437cm"><text:p/></draw:line><draw:line text:anchor-type="paragraph" draw:z-index="44" draw:name="Line 14" draw:style-name="gr4" draw:text-style-name="P2" svg:x1="16.94cm" svg:y1="2.949cm" svg:x2="17.046cm" svg:y2="15.437cm"><text:p/></draw:line><draw:frame text:anchor-type="paragraph" draw:z-index="45" draw:name="Text Frame 13" draw:style-name="gr3" draw:text-style-name="P3" svg:width="6.668cm" svg:height="0.489cm" svg:x="6.833cm" svg:y="13.48cm"><draw:text-box><text:p text:style-name="P2">IP Address</text:p></draw:text-box></draw:frame><draw:line text:anchor-type="paragraph" draw:z-index="46" draw:name="Line 15" draw:style-name="gr2" draw:text-style-name="P2" svg:x1="0.642cm" svg:y1="14.829cm" svg:x2="3.791cm" svg:y2="14.829cm"><text:p/></draw:line><draw:frame text:anchor-type="paragraph" draw:z-index="47" draw:name="Text Frame 14" draw:style-name="gr1" draw:text-style-name="P3" svg:width="2.594cm" svg:height="0.489cm" svg:x="1.012cm" svg:y="14.326cm"><draw:text-box><text:p text:style-name="P2">Result</text:p></draw:text-box></draw:frame>Sequential Diagram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heads_20_1" draw:display-name="Arrowheads 1" svg:viewBox="0 7 20 13" svg:d="M0 20l10-13 10 13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0T09:23:58.646000000</meta:creation-date>
    <dc:date>2025-04-10T10:34:00.179000000</dc:date>
    <meta:editing-duration>PT6M53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24.2.4.2$Windows_X86_64 LibreOffice_project/51a6219feb6075d9a4c46691dcfe0cd9c4fff3c2</meta:generator>
  </office:meta>
</office:document-meta>
</file>